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3d" officeooo:paragraph-rsid="00078f3d"/>
    </style:style>
    <style:style style:name="P2" style:family="paragraph" style:parent-style-name="Standard">
      <style:text-properties officeooo:rsid="00078f3d" officeooo:paragraph-rsid="00078f3d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000000" fo:background-color="#ff6d6d" loext:char-shading-value="0"/>
    </style:style>
    <style:style style:name="T4" style:family="text">
      <style:text-properties fo:color="#000000" fo:background-color="#ff6d6d" loext:char-shading-value="0"/>
    </style:style>
    <style:style style:name="T5" style:family="text">
      <style:text-properties fo:color="#000000" officeooo:rsid="000bf587" fo:background-color="#ff6d6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por cambiar: </text:p>
      <text:p text:style-name="P1">1. <text:span text:style-name="T4">Hacer que el de metodos mo pregunte de primer momento el metodo que usa, ya que se supone que ya le preguntó y ya sabe. </text:span><text:span text:style-name="T5">(ya está)</text:span></text:p>
      <text:p text:style-name="P1">2. poner una despedida despues del final de cada sub menú</text:p>
      <text:p text:style-name="P1">3. preguntar desde un inicio periodos pasado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5:33:16.572264675</meta:creation-date>
    <dc:date>2021-07-09T14:58:52.070579262</dc:date>
    <meta:editing-duration>PT27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9" meta:character-count="254" meta:non-whitespace-character-count="208"/>
  </office:meta>
</office:document-meta>
</file>